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1d7" officeooo:paragraph-rsid="000ef1d7"/>
    </style:style>
    <style:style style:name="P2" style:family="paragraph" style:parent-style-name="Standard" style:list-style-name="L2">
      <style:text-properties officeooo:rsid="000ef1d7" officeooo:paragraph-rsid="000ef1d7"/>
    </style:style>
    <style:style style:name="P3" style:family="paragraph" style:parent-style-name="Standard" style:list-style-name="L2">
      <style:text-properties officeooo:rsid="000ef1d7" officeooo:paragraph-rsid="0010b9a1"/>
    </style:style>
    <style:style style:name="P4" style:family="paragraph" style:parent-style-name="Standard" style:list-style-name="L2">
      <style:text-properties officeooo:rsid="0010b9a1" officeooo:paragraph-rsid="0010b9a1"/>
    </style:style>
    <style:style style:name="P5" style:family="paragraph" style:parent-style-name="Standard" style:list-style-name="L2">
      <style:text-properties officeooo:paragraph-rsid="0010b9a1"/>
    </style:style>
    <style:style style:name="P6" style:family="paragraph" style:parent-style-name="Standard">
      <style:text-properties officeooo:paragraph-rsid="0010b9a1"/>
    </style:style>
    <style:style style:name="P7" style:family="paragraph" style:parent-style-name="Standard" style:list-style-name="L3">
      <style:text-properties fo:font-size="12pt" fo:font-weight="bold" officeooo:rsid="0010b9a1" officeooo:paragraph-rsid="0010b9a1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5pt" fo:font-weight="bold" officeooo:rsid="0010b9a1" officeooo:paragraph-rsid="0010b9a1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6pt" fo:font-weight="bold" officeooo:rsid="0010b9a1" officeooo:paragraph-rsid="0010b9a1" style:font-size-asian="16pt" style:font-weight-asian="bold" style:font-size-complex="16pt" style:font-weight-complex="bold"/>
    </style:style>
    <style:style style:name="P10" style:family="paragraph" style:parent-style-name="Table_20_Heading">
      <style:paragraph-properties fo:text-align="end" style:justify-single-word="false"/>
      <style:text-properties fo:font-weight="bold"/>
    </style:style>
    <style:style style:name="T1" style:family="text">
      <style:text-properties officeooo:rsid="0010b9a1"/>
    </style:style>
    <style:style style:name="T2" style:family="text">
      <style:text-properties fo:font-variant="normal" fo:text-transform="none" fo:color="#000000" style:font-name="Helvetica Neue" fo:font-size="9pt" fo:letter-spacing="normal" fo:font-style="normal" fo:font-weight="bold"/>
    </style:style>
    <style:style style:name="T3" style:family="text">
      <style:text-properties fo:font-variant="normal" fo:text-transform="none" fo:color="#000000" style:font-name="Helvetica Neue" fo:font-size="9pt" fo:letter-spacing="normal" fo:font-style="normal" fo:font-weight="bold" officeooo:rsid="0010b9a1"/>
    </style:style>
    <style:style style:name="T4" style:family="text">
      <style:text-properties fo:font-variant="normal" fo:text-transform="none" fo:color="#000000" style:font-name="Helvetica Neue" fo:font-size="9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Helvetica Neue" fo:font-size="9pt" fo:letter-spacing="normal" fo:font-style="normal" fo:font-weight="normal" officeooo:rsid="0010b9a1" style:font-weight-asian="normal" style:font-weight-complex="normal"/>
    </style:style>
    <style:style style:name="T6" style:family="text">
      <style:text-properties fo:font-variant="normal" fo:text-transform="none" fo:color="#000000" style:font-name="Helvetica Neue" fo:letter-spacing="normal" fo:font-style="normal"/>
    </style:style>
    <style:style style:name="T7" style:family="text">
      <style:text-properties fo:font-variant="normal" fo:text-transform="none" fo:color="#000000" style:font-name="Helvetica Neue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pproach And Feature Engineering</text:p>
      <text:list xml:id="list133099255" text:style-name="L2">
        <text:list-item>
          <text:p text:style-name="P2">Use tensor flow version 2.0 for Deep Learning</text:p>
        </text:list-item>
        <text:list-item>
          <text:p text:style-name="P2">Use OS to get the path of the directory</text:p>
        </text:list-item>
        <text:list-item>
          <text:p text:style-name="P2">Use PANDAS to read csv file train.csv, test.csv</text:p>
        </text:list-item>
        <text:list-item>
          <text:p text:style-name="P2">Change all Integer Type into Float 16</text:p>
        </text:list-item>
        <text:list-item>
          <text:p text:style-name="P2">Slice the data into train_data and train_label</text:p>
        </text:list-item>
        <text:list-item>
          <text:p text:style-name="P2">Normalizing the train_data</text:p>
        </text:list-item>
        <text:list-item>
          <text:p text:style-name="P2">encoded the train_label into integer(because train_label are object type) Using Sklearn LableEncoder Method</text:p>
        </text:list-item>
        <text:list-item>
          <text:p text:style-name="P2">Splitting the data int trainx,testx,trainy,testy Using Sklearn train_test_split method</text:p>
        </text:list-item>
        <text:list-item>
          <text:p text:style-name="P2">Now Build the model</text:p>
        </text:list-item>
        <text:list-item>
          <text:p text:style-name="P3"><text:span text:style-name="T1">Compile</text:span> the model using optimizer=Adam(</text:p>
          <text:p text:style-name="P3"><text:span text:style-name="T1">Lr</text:span>=1e -4),loss="sparse_categorical_crossentropy",metrics=['accuracy']</text:p>
        </text:list-item>
        <text:list-item>
          <text:p text:style-name="P2">Fit the model use trainx,trainy,epochs=20,batch_size=1</text:p>
        </text:list-item>
        <text:list-item>
          <text:p text:style-name="P2">save the model</text:p>
        </text:list-item>
      </text:list>
      <text:p text:style-name="P1"/>
      <text:p text:style-name="P1"/>
      <text:list xml:id="list192133701814735" text:continue-numbering="true" text:style-name="L2">
        <text:list-item>
          <text:p text:style-name="P2">load the model</text:p>
        </text:list-item>
        <text:list-item>
          <text:p text:style-name="P3">Use OS to get the path of the directory</text:p>
        </text:list-item>
        <text:list-item>
          <text:p text:style-name="P3">Use PANDAS to read csv file test.csv</text:p>
        </text:list-item>
        <text:list-item>
          <text:p text:style-name="P4">Normalizing the test_data</text:p>
        </text:list-item>
        <text:list-item>
          <text:p text:style-name="P4">Predict the Model</text:p>
        </text:list-item>
        <text:list-item>
          <text:p text:style-name="P4">Decode all Lable using Sklearn</text:p>
        </text:list-item>
        <text:list-item>
          <text:p text:style-name="P5"><text:span text:style-name="T1">Save </text:span><text:span text:style-name="T2">Accident_ID Severity</text:span><text:span text:style-name="T4"> </text:span><text:span text:style-name="T5"><text:s/>these columns into new csv (Result.csv)</text:span></text:p>
        </text:list-item>
      </text:list>
      <text:p text:style-name="P6"><text:span text:style-name="T4"/></text:p>
      <text:p text:style-name="P8"><text:span text:style-name="T6">TOOLS</text:span></text:p>
      <text:list xml:id="list1658669326" text:style-name="L3">
        <text:list-header>
          <text:p text:style-name="P7"><text:span text:style-name="T6">Jupyter Notebook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8T18:58:15.926897939</meta:creation-date>
    <dc:date>2020-02-08T19:21:33.327708726</dc:date>
    <meta:editing-duration>PT8M27S</meta:editing-duration>
    <meta:editing-cycles>1</meta:editing-cycles>
    <meta:document-statistic meta:table-count="0" meta:image-count="0" meta:object-count="0" meta:page-count="1" meta:paragraph-count="23" meta:word-count="150" meta:character-count="929" meta:non-whitespace-character-count="822"/>
    <meta:generator>LibreOffice/6.3.4.2$Linux_X86_64 LibreOffice_project/30$Build-2</meta:generator>
  </office:meta>
</office:document-meta>
</file>